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0cfa47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0cfa4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cfa4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0cfa4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0cfa4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cfa4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0cfa4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0cfa4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cfa4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0cfa4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language="en" fo:country="AU" style:font-size-asian="12pt" style:font-size-complex="12pt"/>
    </style:style>
    <style:style style:name="T5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5T13:24:36Z113"/>SURAT KEPUTUSAN</text:p>
      <text:p text:style-name="P9">No. / 422 / 454 /Adm.Sek</text:p>
      <text:p text:style-name="P10"/>
      <text:p text:style-name="P11">Berdasarkan :</text:p>
      <text:list xml:id="list416172275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text:span text:style-name="T3">SALMAH</text:span></text:p>
      <text:p text:style-name="P13"><text:span text:style-name="T2"><text:tab/><text:tab/>Tempat, Tanggal Lahir<text:tab/>: Serang, 29-12-2001</text:span></text:p>
      <text:p text:style-name="P13"><text:span text:style-name="T2"><text:tab/><text:tab/>NISN<text:tab/><text:tab/><text:tab/><text:tab/>: 0018813037</text:span></text:p>
      <text:p text:style-name="P13"><text:span text:style-name="T2"><text:tab/><text:tab/>Paket Keahlian<text:tab/><text:tab/>: Akuntansi Keuangan Lembaga</text:span></text:p>
      <text:p text:style-name="P12"/>
      <text:p text:style-name="P13"><text:bookmark-start text:name="_Hlk481362583MailMergeMark2020-05-05T13:24:36Z114"/><text:span text:style-name="T2">Telah menyelesaikan proses pembelajaran dari Tahun Pelajaran 2017/2018 sampai Tahun Pelajaran 2019/2020 dan telah mengikuti </text:span><text:span text:style-name="T4">Ujian</text:span><text:span text:style-name="T2"> </text:span><text:span text:style-name="T4">sekolah</text:span><text:span text:style-name="T2"> </text:span><text:span text:style-name="T4">berstandar</text:span><text:span text:style-name="T2"> </text:span><text:span text:style-name="T4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5">20</text:span></text:p>
      <text:p text:style-name="P10"><text:tab/><text:tab/><text:tab/><text:tab/><text:tab/><text:tab/><text:tab/>Kepala UPT,</text:p>
      <text:p text:style-name="P10"><text:bookmark text:name="_GoBackMailMergeMark2020-05-05T13:24:36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4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5T13:24:36Z113"/><text:bookmark-end text:name="_Hlk481362583MailMergeMark2020-05-05T13:24:36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5T13:25:10.610843442</dc:date>
    <meta:print-date>2020-05-04T04:53:00</meta:print-date>
    <meta:editing-cycles>10</meta:editing-cycles>
    <meta:editing-duration>PT49M11S</meta:editing-duration>
    <meta:document-statistic meta:table-count="0" meta:image-count="30" meta:object-count="0" meta:page-count="1" meta:paragraph-count="204" meta:word-count="1330" meta:character-count="9365" meta:non-whitespace-character-count="81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